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48.56mm"/>
    </style:style>
    <style:style style:name="co5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61.55mm" svg:height="144.23mm" svg:x="223.08mm" svg:y="22.04mm">
            <loext:p draw:notify-on-update-of-ranges="Sheet1.B2:Sheet1.B5 Sheet1.F1:Sheet1.F1 Sheet1.F2:Sheet1.F5 Sheet1.E1:Sheet1.E1 Sheet1.E2:Sheet1.E5 Sheet1.D1:Sheet1.D1 Sheet1.D2:Sheet1.D5 Sheet1.C1:Sheet1.C1 Sheet1.C2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1.82mm" svg:height="144.76mm" svg:x="0.28mm" svg:y="54.72mm">
            <loext:p draw:notify-on-update-of-ranges="Sheet1.B11:Sheet1.B14 Sheet1.F10:Sheet1.F10 Sheet1.F11:Sheet1.F14 Sheet1.E10:Sheet1.E10 Sheet1.E11:Sheet1.E14 Sheet1.D10:Sheet1.D10 Sheet1.D11:Sheet1.D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qtd_threads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threads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OpenMP Tasks</text:p>
          </table:table-cell>
        </table:table-row>
        <table:table-row table:style-name="ro1">
          <table:table-cell office:value-type="string" calcext:value-type="string">
            <text:p>arq_2000.in</text:p>
          </table:table-cell>
          <table:table-cell office:value-type="float" office:value="2" calcext:value-type="float">
            <text:p>2</text:p>
          </table:table-cell>
          <table:table-cell office:value-type="float" office:value="52.1238620281" calcext:value-type="float">
            <text:p>52,1238620281</text:p>
          </table:table-cell>
          <table:table-cell office:value-type="float" office:value="27.6438281536" calcext:value-type="float">
            <text:p>27,6438281536</text:p>
          </table:table-cell>
          <table:table-cell office:value-type="float" office:value="27.6263999939" calcext:value-type="float">
            <text:p>27,6263999939</text:p>
          </table:table-cell>
          <table:table-cell office:value-type="float" office:value="28.8547270298" calcext:value-type="float">
            <text:p>28,8547270298</text:p>
          </table:table-cell>
        </table:table-row>
        <table:table-row table:style-name="ro1">
          <table:table-cell office:value-type="string" calcext:value-type="string">
            <text:p>arq_2001.in</text:p>
          </table:table-cell>
          <table:table-cell office:value-type="float" office:value="4" calcext:value-type="float">
            <text:p>4</text:p>
          </table:table-cell>
          <table:table-cell office:value-type="float" office:value="52.1997931004" calcext:value-type="float">
            <text:p>52,1997931004</text:p>
          </table:table-cell>
          <table:table-cell office:value-type="float" office:value="15.5711050034" calcext:value-type="float">
            <text:p>15,5711050034</text:p>
          </table:table-cell>
          <table:table-cell office:value-type="float" office:value="15.423391819" calcext:value-type="float">
            <text:p>15,423391819</text:p>
          </table:table-cell>
          <table:table-cell office:value-type="float" office:value="15.8666820526" calcext:value-type="float">
            <text:p>15,8666820526</text:p>
          </table:table-cell>
        </table:table-row>
        <table:table-row table:style-name="ro1">
          <table:table-cell office:value-type="string" calcext:value-type="string">
            <text:p>arq_2002.in</text:p>
          </table:table-cell>
          <table:table-cell office:value-type="float" office:value="6" calcext:value-type="float">
            <text:p>6</text:p>
          </table:table-cell>
          <table:table-cell office:value-type="float" office:value="52.3185918331" calcext:value-type="float">
            <text:p>52,3185918331</text:p>
          </table:table-cell>
          <table:table-cell office:value-type="float" office:value="20.7694489956" calcext:value-type="float">
            <text:p>20,7694489956</text:p>
          </table:table-cell>
          <table:table-cell office:value-type="float" office:value="20.3186099529" calcext:value-type="float">
            <text:p>20,3186099529</text:p>
          </table:table-cell>
          <table:table-cell office:value-type="float" office:value="15.7521128654" calcext:value-type="float">
            <text:p>15,7521128654</text:p>
          </table:table-cell>
        </table:table-row>
        <table:table-row table:style-name="ro1">
          <table:table-cell office:value-type="string" calcext:value-type="string">
            <text:p>arq_2003.in</text:p>
          </table:table-cell>
          <table:table-cell office:value-type="float" office:value="8" calcext:value-type="float">
            <text:p>8</text:p>
          </table:table-cell>
          <table:table-cell office:value-type="float" office:value="52.3155908585" calcext:value-type="float">
            <text:p>52,3155908585</text:p>
          </table:table-cell>
          <table:table-cell office:value-type="float" office:value="21.4026091099" calcext:value-type="float">
            <text:p>21,4026091099</text:p>
          </table:table-cell>
          <table:table-cell office:value-type="float" office:value="20.7627599239" calcext:value-type="float">
            <text:p>20,7627599239</text:p>
          </table:table-cell>
          <table:table-cell office:value-type="float" office:value="15.7735700607" calcext:value-type="float">
            <text:p>15,7735700607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qtd_threads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threads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OpenMP Task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C2]/[.D2]" office:value-type="float" office:value="1.88555151401171" calcext:value-type="float">
            <text:p>1,885551514</text:p>
          </table:table-cell>
          <table:table-cell table:formula="of:=[.$C2]/[.E2]" office:value-type="float" office:value="1.88674101727366" calcext:value-type="float">
            <text:p>1,8867410173</text:p>
          </table:table-cell>
          <table:table-cell table:formula="of:=[.$C2]/[.F2]" office:value-type="float" office:value="1.80642367450812" calcext:value-type="float">
            <text:p>1,80642367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$C3]/[.D3]" office:value-type="float" office:value="3.35234995133627" calcext:value-type="float">
            <text:p>3,3523499513</text:p>
          </table:table-cell>
          <table:table-cell table:formula="of:=[.$C3]/[.E3]" office:value-type="float" office:value="3.38445613733909" calcext:value-type="float">
            <text:p>3,3844561373</text:p>
          </table:table-cell>
          <table:table-cell table:formula="of:=[.$C3]/[.F3]" office:value-type="float" office:value="3.28989973627449" calcext:value-type="float">
            <text:p>3,289899736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$C4]/[.D4]" office:value-type="float" office:value="2.51901684268002" calcext:value-type="float">
            <text:p>2,5190168427</text:p>
          </table:table-cell>
          <table:table-cell table:formula="of:=[.$C4]/[.E4]" office:value-type="float" office:value="2.57490999405856" calcext:value-type="float">
            <text:p>2,5749099941</text:p>
          </table:table-cell>
          <table:table-cell table:formula="of:=[.$C4]/[.F4]" office:value-type="float" office:value="3.32136979211337" calcext:value-type="float">
            <text:p>3,32136979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5]/[.D5]" office:value-type="float" office:value="2.44435576007884" calcext:value-type="float">
            <text:p>2,4443557601</text:p>
          </table:table-cell>
          <table:table-cell table:formula="of:=[.$C5]/[.E5]" office:value-type="float" office:value="2.51968384984693" calcext:value-type="float">
            <text:p>2,5196838498</text:p>
          </table:table-cell>
          <table:table-cell table:formula="of:=[.$C5]/[.F5]" office:value-type="float" office:value="3.31666139353226" calcext:value-type="float">
            <text:p>3,3166613935</text:p>
          </table:table-cell>
        </table:table-row>
      </table:table>
      <table:named-expressions/>
      <table:database-ranges>
        <table:database-range table:name="__Anonymous_Sheet_DB__0" table:target-range-address="Sheet1.A1:Sheet1.F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5:44:50.348389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6-26T15:45:15.692835322</dc:date>
    <meta:editing-duration>PT19M6S</meta:editing-duration>
    <meta:editing-cycles>4</meta:editing-cycles>
    <meta:document-statistic meta:table-count="1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156cm" svg:height="14.424cm" xlink:href=".." xlink:type="simple" chart:class="chart:bar" chart:column-mapping="3 2 1 0" chart:style-name="ch1">
        <chart:title svg:x="9.145cm" svg:y="0.424cm" chart:style-name="ch2">
          <text:p>Desempenho Pelo Número De Threads</text:p>
        </chart:title>
        <chart:legend chart:legend-position="end" svg:x="23.099cm" svg:y="6.166cm" style:legend-expansion="high" chart:style-name="ch3"/>
        <chart:plot-area chart:style-name="ch4" table:cell-range-address="Sheet1.B2:Sheet1.C5 Sheet1.D1:Sheet1.F5 Sheet1.C1:Sheet1.C1" chart:data-source-has-labels="both" svg:x="1.534cm" svg:y="1.517cm" svg:width="21.042cm" svg:height="11.638cm">
          <chartooo:coordinate-region svg:x="2.155cm" svg:y="1.716cm" svg:width="20.421cm" svg:height="10.792cm"/>
          <chart:axis chart:dimension="x" chart:name="primary-x" chart:style-name="ch5" chartooo:axis-type="auto">
            <chartooo:date-scale/>
            <chart:title svg:x="10.543cm" svg:y="13.443cm" chart:style-name="ch6">
              <text:p>Número De Threads</text:p>
            </chart:title>
            <chart:categories table:cell-range-address="Sheet1.B2:Sheet1.B5"/>
          </chart:axis>
          <chart:axis chart:dimension="y" chart:name="primary-y" chart:style-name="ch7">
            <chart:title svg:x="0.451cm" svg:y="9.06cm" chart:style-name="ch8">
              <text:p>Tempo de execução (s)</text:p>
            </chart:title>
            <chart:grid chart:style-name="ch9" chart:class="major"/>
          </chart:axis>
          <chart:series chart:style-name="ch10" chart:values-cell-range-address="Sheet1.F2:Sheet1.F5" chart:label-cell-address="Sheet1.F1:Sheet1.F1" chart:class="chart:bar">
            <chart:data-point chart:repeated="4"/>
          </chart:series>
          <chart:series chart:style-name="ch11" chart:values-cell-range-address="Sheet1.E2:Sheet1.E5" chart:label-cell-address="Sheet1.E1:Sheet1.E1" chart:class="chart:bar">
            <chart:data-point chart:repeated="4"/>
          </chart:series>
          <chart:series chart:style-name="ch12" chart:values-cell-range-address="Sheet1.D2:Sheet1.D5" chart:label-cell-address="Sheet1.D1:Sheet1.D1" chart:class="chart:bar">
            <chart:data-point chart:repeated="4"/>
          </chart:series>
          <chart:series chart:style-name="ch13" chart:values-cell-range-address="Sheet1.C2:Sheet1.C5" chart:label-cell-address="Sheet1.C1:Sheet1.C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 Tasks</text:p>
                <draw:g>
                  <svg:desc>Sheet1.F1:Sheet1.F1</svg:desc>
                </draw:g>
              </table:table-cell>
              <table:table-cell office:value-type="string">
                <text:p>OpenMP</text:p>
                <draw:g>
                  <svg:desc>Sheet1.E1:Sheet1.E1</svg:desc>
                </draw:g>
              </table:table-cell>
              <table:table-cell office:value-type="string">
                <text:p>Pthreads</text:p>
                <draw:g>
                  <svg:desc>Sheet1.D1:Sheet1.D1</svg:desc>
                </draw:g>
              </table:table-cell>
              <table:table-cell office:value-type="string">
                <text:p>Seri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B2:Sheet1.B5</svg:desc>
                </draw:g>
              </table:table-cell>
              <table:table-cell office:value-type="float" office:value="28.8547270298">
                <text:p>28.8547270298</text:p>
                <draw:g>
                  <svg:desc>Sheet1.F2:Sheet1.F5</svg:desc>
                </draw:g>
              </table:table-cell>
              <table:table-cell office:value-type="float" office:value="27.6263999939">
                <text:p>27.6263999939</text:p>
                <draw:g>
                  <svg:desc>Sheet1.E2:Sheet1.E5</svg:desc>
                </draw:g>
              </table:table-cell>
              <table:table-cell office:value-type="float" office:value="27.6438281536">
                <text:p>27.6438281536</text:p>
                <draw:g>
                  <svg:desc>Sheet1.D2:Sheet1.D5</svg:desc>
                </draw:g>
              </table:table-cell>
              <table:table-cell office:value-type="float" office:value="52.1238620281">
                <text:p>52.1238620281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8666820526">
                <text:p>15.8666820526</text:p>
              </table:table-cell>
              <table:table-cell office:value-type="float" office:value="15.423391819">
                <text:p>15.423391819</text:p>
              </table:table-cell>
              <table:table-cell office:value-type="float" office:value="15.5711050034">
                <text:p>15.5711050034</text:p>
              </table:table-cell>
              <table:table-cell office:value-type="float" office:value="52.1997931004">
                <text:p>52.19979310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7521128654">
                <text:p>15.7521128654</text:p>
              </table:table-cell>
              <table:table-cell office:value-type="float" office:value="20.3186099529">
                <text:p>20.3186099529</text:p>
              </table:table-cell>
              <table:table-cell office:value-type="float" office:value="20.7694489956">
                <text:p>20.7694489956</text:p>
              </table:table-cell>
              <table:table-cell office:value-type="float" office:value="52.3185918331">
                <text:p>52.31859183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.7735700607">
                <text:p>15.7735700607</text:p>
              </table:table-cell>
              <table:table-cell office:value-type="float" office:value="20.7627599239">
                <text:p>20.7627599239</text:p>
              </table:table-cell>
              <table:table-cell office:value-type="float" office:value="21.4026091099">
                <text:p>21.4026091099</text:p>
              </table:table-cell>
              <table:table-cell office:value-type="float" office:value="52.3155908585">
                <text:p>52.3155908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83cm" svg:height="14.477cm" xlink:href=".." xlink:type="simple" chart:class="chart:line" chart:column-mapping="2 1 0" chart:style-name="ch1">
        <chart:title svg:x="9.595cm" svg:y="0.425cm" chart:style-name="ch2">
          <text:p>Speedup Pelo Número De Threads</text:p>
        </chart:title>
        <chart:legend chart:legend-position="end" svg:x="23.126cm" svg:y="6.441cm" style:legend-expansion="high" chart:style-name="ch3"/>
        <chart:plot-area chart:style-name="ch4" table:cell-range-address="Sheet1.B11:Sheet1.B14 Sheet1.D10:Sheet1.F14" chart:data-source-has-labels="both" svg:x="1.534cm" svg:y="1.519cm" svg:width="21.069cm" svg:height="11.688cm">
          <chartooo:coordinate-region svg:x="2.261cm" svg:y="1.718cm" svg:width="20.248cm" svg:height="10.842cm"/>
          <chart:axis chart:dimension="x" chart:name="primary-x" chart:style-name="ch5" chartooo:axis-type="auto">
            <chartooo:date-scale/>
            <chart:title svg:x="10.582cm" svg:y="13.496cm" chart:style-name="ch6">
              <text:p>Número de Threads</text:p>
            </chart:title>
            <chart:categories table:cell-range-address="Sheet1.B11:Sheet1.B14"/>
          </chart:axis>
          <chart:axis chart:dimension="y" chart:name="primary-y" chart:style-name="ch5">
            <chart:title svg:x="0.451cm" svg:y="8.082cm" chart:style-name="ch7">
              <text:p>Speedup</text:p>
            </chart:title>
            <chart:grid chart:style-name="ch8" chart:class="major"/>
          </chart:axis>
          <chart:series chart:style-name="ch9" chart:values-cell-range-address="Sheet1.F11:Sheet1.F14" chart:label-cell-address="Sheet1.F10:Sheet1.F10" chart:class="chart:line">
            <chart:data-point chart:repeated="4"/>
          </chart:series>
          <chart:series chart:style-name="ch10" chart:values-cell-range-address="Sheet1.E11:Sheet1.E14" chart:label-cell-address="Sheet1.E10:Sheet1.E10" chart:class="chart:line">
            <chart:data-point chart:repeated="4"/>
          </chart:series>
          <chart:series chart:style-name="ch11" chart:values-cell-range-address="Sheet1.D11:Sheet1.D14" chart:label-cell-address="Sheet1.D10:Sheet1.D10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 Tasks</text:p>
                <draw:g>
                  <svg:desc>Sheet1.F10:Sheet1.F10</svg:desc>
                </draw:g>
              </table:table-cell>
              <table:table-cell office:value-type="string">
                <text:p>OpenMP</text:p>
                <draw:g>
                  <svg:desc>Sheet1.E10:Sheet1.E10</svg:desc>
                </draw:g>
              </table:table-cell>
              <table:table-cell office:value-type="string">
                <text:p>Pthreads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B11:Sheet1.B14</svg:desc>
                </draw:g>
              </table:table-cell>
              <table:table-cell office:value-type="float" office:value="1.80642367450812">
                <text:p>1.80642367450812</text:p>
                <draw:g>
                  <svg:desc>Sheet1.F11:Sheet1.F14</svg:desc>
                </draw:g>
              </table:table-cell>
              <table:table-cell office:value-type="float" office:value="1.88674101727366">
                <text:p>1.88674101727366</text:p>
                <draw:g>
                  <svg:desc>Sheet1.E11:Sheet1.E14</svg:desc>
                </draw:g>
              </table:table-cell>
              <table:table-cell office:value-type="float" office:value="1.88555151401171">
                <text:p>1.88555151401171</text:p>
                <draw:g>
                  <svg:desc>Sheet1.D11:Sheet1.D14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8989973627449">
                <text:p>3.28989973627449</text:p>
              </table:table-cell>
              <table:table-cell office:value-type="float" office:value="3.38445613733909">
                <text:p>3.38445613733909</text:p>
              </table:table-cell>
              <table:table-cell office:value-type="float" office:value="3.35234995133627">
                <text:p>3.352349951336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32136979211337">
                <text:p>3.32136979211337</text:p>
              </table:table-cell>
              <table:table-cell office:value-type="float" office:value="2.57490999405856">
                <text:p>2.57490999405856</text:p>
              </table:table-cell>
              <table:table-cell office:value-type="float" office:value="2.51901684268002">
                <text:p>2.5190168426800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31666139353226">
                <text:p>3.31666139353226</text:p>
              </table:table-cell>
              <table:table-cell office:value-type="float" office:value="2.51968384984693">
                <text:p>2.51968384984693</text:p>
              </table:table-cell>
              <table:table-cell office:value-type="float" office:value="2.44435576007884">
                <text:p>2.44435576007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